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530000019082F5FAFE.jpg" manifest:media-type="image/jpeg"/>
  <manifest:file-entry manifest:full-path="Pictures/10000000000001AB0000009A6C306C3F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svg:stroke-width="0.1cm" svg:stroke-color="#ff0000" draw:marker-start-width="0.5cm" draw:marker-end="Arrow" draw:marker-end-width="0.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5cm" draw:marker-end="Arrow" draw:marker-end-width="0.2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6.68cm" svg:height="2.41cm" draw:transform="skewX (-0.000349065850398866) rotate (0.000523598775598299) translate (2.633cm 3.19cm)">
          <draw:image xlink:href="Pictures/10000000000001AB0000009A6C306C3F.jpg" xlink:type="simple" xlink:show="embed" xlink:actuate="onLoad">
            <text:p/>
          </draw:image>
        </draw:frame>
        <draw:frame draw:style-name="gr2" draw:text-style-name="P1" draw:layer="layout" svg:width="2.004cm" svg:height="9.66cm" draw:transform="skewX (-0.000174532925199434) rotate (-1.57428698529889) translate (22.567cm 3.396cm)">
          <draw:image xlink:href="Pictures/10000000000000530000019082F5FAFE.jpg" xlink:type="simple" xlink:show="embed" xlink:actuate="onLoad">
            <text:p/>
          </draw:image>
        </draw:frame>
        <draw:line draw:style-name="gr3" draw:text-style-name="P1" draw:layer="layout" svg:x1="9.3cm" svg:y1="4.9cm" svg:x2="13.1cm" svg:y2="4.9cm">
          <text:p/>
        </draw:line>
        <draw:line draw:style-name="gr4" draw:text-style-name="P1" draw:layer="layout" svg:x1="9.3cm" svg:y1="5.1cm" svg:x2="13.1cm" svg:y2="5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0T17:11:55.109000000</meta:creation-date>
    <dc:date>2016-02-10T17:37:28.312000000</dc:date>
    <meta:editing-duration>PT25M33S</meta:editing-duration>
    <meta:editing-cycles>2</meta:editing-cycles>
    <meta:generator>LibreOffice/4.4.3.2$Windows_x86 LibreOffice_project/88805f81e9fe61362df02b9941de8e38a9b5fd16</meta:generator>
    <meta:document-statistic meta:object-count="4"/>
  </office:meta>
</office:document-meta>
</file>